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text-align="center" fo:text-indent="-1.27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2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451</text:span></text:p>
            <text:p text:style-name="P1"><text:span text:style-name="T2">“</text:span><text:span text:style-name="T2">Stricken, Smitten, and Afflict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011cm" svg:x="1.524cm" svg:y="0.609cm">
          <draw:text-box>
            <text:p text:style-name="P1"><text:span text:style-name="T3">1.</text:span><text:span text:style-name="T4"> Stricken, smitten, and afflicted,</text:span></text:p>
            <text:p text:style-name="P4"><text:span text:style-name="T4">See Him dying on the tree!</text:span></text:p>
            <text:p text:style-name="P4"><text:span text:style-name="T4">’</text:span><text:span text:style-name="T4">Tis the Christ, by man rejected;</text:span></text:p>
            <text:p text:style-name="P4"><text:span text:style-name="T4">Yes, my soul, ’tis He, ’tis H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6" draw:layer="layout" svg:width="24.892cm" svg:height="7.011cm" svg:x="1.524cm" svg:y="0.863cm">
          <draw:text-box>
            <text:p text:style-name="P1"><text:span text:style-name="T4">’</text:span><text:span text:style-name="T4">Tis the long-expected Prophet,</text:span></text:p>
            <text:p text:style-name="P4"><text:span text:style-name="T4">David’s Son, yet David’s Lord;</text:span></text:p>
            <text:p text:style-name="P4"><text:span text:style-name="T4">Proofs I see sufficient of it:</text:span></text:p>
            <text:p text:style-name="P4"><text:span text:style-name="T4">’</text:span><text:span text:style-name="T4">Tis the true and faithful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5" draw:layer="layout" svg:width="24.892cm" svg:height="6.964cm" svg:x="1.524cm" svg:y="0.91cm">
          <draw:text-box>
            <text:p text:style-name="P1"><text:span text:style-name="T5">2.</text:span><text:span text:style-name="T6"> Tell me, ye who hear Him groaning,</text:span><text:span text:style-name="T6"><text:line-break/></text:span><text:span text:style-name="T6">Was there ever grief like His?</text:span><text:span text:style-name="T6"><text:line-break/></text:span><text:span text:style-name="T7">Friends through fear His cause disowning,</text:span><text:span text:style-name="T6"><text:line-break/></text:span><text:span text:style-name="T6">Foes insulting His distres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892cm" svg:height="7.011cm" svg:x="1.524cm" svg:y="0.863cm">
          <draw:text-box>
            <text:p text:style-name="P1"><text:span text:style-name="T6">Many hands were raised to wound Him,</text:span><text:span text:style-name="T6"><text:line-break/></text:span><text:span text:style-name="T6">None would intervene to save;</text:span><text:span text:style-name="T6"><text:line-break/></text:span><text:span text:style-name="T6">But the deepest stroke that pierced Him</text:span><text:span text:style-name="T6"><text:line-break/></text:span><text:span text:style-name="T6">Was the stroke that justice g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7" draw:layer="layout" svg:width="24.892cm" svg:height="7.011cm" svg:x="1.524cm" svg:y="0.863cm">
          <draw:text-box>
            <text:p text:style-name="P4"><text:span text:style-name="T5">3.</text:span><text:span text:style-name="T6"> Ye who think of sin but lightly</text:span></text:p>
            <text:p text:style-name="P4"><text:span text:style-name="T6">Nor suppose the evil great</text:span></text:p>
            <text:p text:style-name="P4"><text:span text:style-name="T6">Here may view its nature rightly,</text:span></text:p>
            <text:p text:style-name="P4"><text:span text:style-name="T6">Here its guilt may estim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8" draw:layer="layout" svg:width="24.892cm" svg:height="7.766cm" svg:x="1.524cm" svg:y="0.87cm">
          <draw:text-box>
            <text:p text:style-name="P4"><text:span text:style-name="T6">Mark the sacrifice appointed,</text:span></text:p>
            <text:p text:style-name="P4"><text:span text:style-name="T6">See who bears the awful load;</text:span></text:p>
            <text:p text:style-name="P4"><text:span text:style-name="T6">’</text:span><text:span text:style-name="T6">Tis the Word, the Lord’s anointed,</text:span></text:p>
            <text:p text:style-name="P1"><text:span text:style-name="T6">Son of Man and Son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7" draw:layer="layout" svg:width="24.892cm" svg:height="7.011cm" svg:x="1.501cm" svg:y="0.762cm">
          <draw:text-box>
            <text:p text:style-name="P4"><text:span text:style-name="T5">4.</text:span><text:span text:style-name="T6"> Here we have a firm foundation,</text:span></text:p>
            <text:p text:style-name="P4"><text:span text:style-name="T6">Here the refuge of the lost:</text:span></text:p>
            <text:p text:style-name="P4"><text:span text:style-name="T6">Christ, the Rock of our salvation,</text:span></text:p>
            <text:p text:style-name="P4"><text:span text:style-name="T6">Is the name of which we boas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6" draw:text-style-name="P10" draw:layer="layout" svg:width="24.892cm" svg:height="12.974cm" svg:x="1.524cm" svg:y="0.762cm">
          <draw:text-box>
            <text:p text:style-name="P4"><text:span text:style-name="T6">Lamb of God, for sinners wounded,</text:span></text:p>
            <text:p text:style-name="P4"><text:span text:style-name="T6">Sacrifice to cancel guilt!</text:span></text:p>
            <text:p text:style-name="P4"><text:span text:style-name="T6">None shall ever be confounded</text:span></text:p>
            <text:p text:style-name="P4"><text:span text:style-name="T6">Who on Him their hope have built.</text:span></text:p>
            <text:p text:style-name="P1"><text:span text:style-name="T8"><text:line-break/></text:span><text:span text:style-name="T8"/></text:p>
            <text:p text:style-name="P9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21:40:41.345000000</meta:creation-date>
    <dc:date>2019-01-17T19:45:45.727000000</dc:date>
    <meta:editing-duration>PT13M23S</meta:editing-duration>
    <meta:editing-cycles>5</meta:editing-cycles>
    <meta:generator>LibreOffice/6.1.3.2$Windows_X86_64 LibreOffice_project/86daf60bf00efa86ad547e59e09d6bb77c699acb</meta:generator>
    <meta:document-statistic meta:object-count="156"/>
  </office:meta>
</office:document-meta>
</file>